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RawCCITTFax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CCITTFax.isSupported( ImageInfo image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LoaderFactoryRawCCITTFax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CCITTFax.getMimeForRawFlavor( ImageFlavor flav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LoaderFactoryRawCCITTFax.getSupportedFlavors( String m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LoaderFactoryRawCCITTFax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CCITTFax.newImageLoader( ImageFlavor target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